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Substitutor.checkCyclicSubstitution( String varName , List priorVariab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Substitutor.replace( StringBuffer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Substitutor.StrSubstitutor( Map valueMap , String prefix , String suffix , char 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etVariablePrefix( char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etVariableSuffixMatcher( StrMatcher suffix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Substitutor.replace( Object source , Map valu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replaceIn( StringBuffer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Substitutor.get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getEscape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getVariablePrefix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etVariableSuffix( char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replaceSystemProperties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etVariable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Substitutor.replaceIn( StrBuilder source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Substitutor.StrSubstitutor( Map valu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trSubstitutor( StrLookup variableResolver , String prefix , String suffix , char 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Substitutor.replaceIn( StringBuffer source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Substitutor.replace( Object source , Map valueMap , String prefix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etVariableResolver( StrLookup variab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trSubstitutor( StrLookup variab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etVariablePrefixMatcher( StrMatcher prefix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Substitutor.replaceIn( StrBuilder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Substitutor.replace( char [ ] source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Substitutor.setVariableSuffix(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Substitutor.StrSubstit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getVariableSuffix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setEscapeChar( char escape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resolveVariable( String variableName , StrBuilder buf , int startPos , int end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Substitutor.replace(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Substitutor.StrSubstitutor( Map valueMap , String prefix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replace( char [ ]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Substitutor.replace(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Substitutor.substitute( StrBuilder buf , int offset , int length , List priorVariabl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trSubstitutor.StrSubstitutor( StrLookup variableResolver , StrMatcher prefixMatcher , StrMatcher suffixMatcher , char 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Substitutor.replace( StrBuilder source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Substitutor.replace( StrBuilder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Substitutor.substitute( StrBuilder buf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Substitutor.replace( StringBuffer source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Substitutor.replace( String source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